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text-properties style:font-name="Times New Roman" officeooo:rsid="003e7099" officeooo:paragraph-rsid="003e7099"/>
    </style:style>
    <style:style style:name="P2" style:family="paragraph" style:parent-style-name="Footnote">
      <style:text-properties style:font-name="Times New Roman" officeooo:rsid="003fb844" officeooo:paragraph-rsid="003fb84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c884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e7099" officeooo:paragraph-rsid="003e70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fb844" officeooo:paragraph-rsid="003fb84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normal" officeooo:rsid="07c297a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normal" officeooo:rsid="003c884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officeooo:paragraph-rsid="003fb844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officeooo:rsid="003fb844" officeooo:paragraph-rsid="003fb844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252341"/>
    </style:style>
    <style:style style:name="T2" style:family="text">
      <style:text-properties fo:font-size="12pt" fo:font-weight="normal" officeooo:rsid="003e709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3fb844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7c8663e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fo:font-weight="normal" officeooo:rsid="003c8845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fo:font-weight="normal" officeooo:rsid="07c297ab" style:font-size-asian="12pt" style:font-weight-asian="normal" style:font-size-complex="12pt" style:font-weight-complex="normal"/>
    </style:style>
    <style:style style:name="T8" style:family="text">
      <style:text-properties officeooo:rsid="0027de2e"/>
    </style:style>
    <style:style style:name="T9" style:family="text">
      <style:text-properties officeooo:rsid="003b940c"/>
    </style:style>
    <style:style style:name="T10" style:family="text">
      <style:text-properties officeooo:rsid="07c8663e"/>
    </style:style>
    <style:style style:name="T11" style:family="text">
      <style:text-properties officeooo:rsid="07ca7e53"/>
    </style:style>
    <style:style style:name="T12" style:family="text">
      <style:text-properties officeooo:rsid="07cb300f"/>
    </style:style>
    <style:style style:name="T13" style:family="text">
      <style:text-properties fo:language="pt" fo:country="BR" officeooo:rsid="07c297ab"/>
    </style:style>
    <style:style style:name="T14" style:family="text">
      <style:text-properties fo:language="pt" fo:country="BR" officeooo:rsid="003c8845"/>
    </style:style>
    <style:style style:name="T15" style:family="text">
      <style:text-properties officeooo:rsid="003c8845"/>
    </style:style>
    <style:style style:name="T16" style:family="text">
      <style:text-properties officeooo:rsid="003fb844"/>
    </style:style>
    <style:style style:name="T17" style:family="text">
      <style:text-properties officeooo:rsid="00402b01"/>
    </style:style>
    <style:style style:name="T18" style:family="text">
      <style:text-properties officeooo:rsid="00436b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visionando ambientes com a ferramenta Doc<text:span text:style-name="T15">k</text:span>er</text:p>
      <text:p text:style-name="P3"/>
      <text:p text:style-name="P3"/>
      <text:p text:style-name="P3"><text:tab/><text:span text:style-name="T9">Docker</text:span> é uma ferramenta <text:span text:style-name="T9">que permite um conjunto completo do ambiente, deste configurações de máquinas, aplicações e programas necessários, permitindo sem distribuído de maneira fácil e rápida para outras máquinas. </text:span>Para utilização da ferramentas é necessário <text:span text:style-name="T1">seguir</text:span> as seguintes etapas, <text:span text:style-name="T8">este tutorial foi aplicado em um ambiente Linux (Ubuntu) para o provisionamento dos ambientes do CRS e TI Unochapecó</text:span>:</text:p>
      <text:p text:style-name="P7"/>
      <text:p text:style-name="P3"><text:span text:style-name="T14">1 – </text:span><text:span text:style-name="T13">Adicionar chave publica Docker</text:span></text:p>
      <text:p text:style-name="P11"><text:span text:style-name="Source_20_Text"><text:span text:style-name="T5">sudo </text:span></text:span><text:span text:style-name="Source_20_Text"><text:span text:style-name="T4">apt-key adv --keyserver hkp://pgp.mit.edu:80 –recv-keys 58118E89F3A912897C070ADBF76221572C52609D</text:span></text:span></text:p>
      <text:p text:style-name="P3"/>
      <text:p text:style-name="P11"><text:span text:style-name="T6">2 – </text:span><text:span text:style-name="T7">Adicionar no arquivo </text:span><text:span text:style-name="Source_20_Text"><text:span text:style-name="T4">/etc/apt/sources.list.d/docker.list</text:span></text:span></text:p>
      <text:p text:style-name="P3">nano /etc/apt/sources.list.d/docker.list</text:p>
      <text:p text:style-name="P11"><text:span text:style-name="Source_20_Text"><text:span text:style-name="T4"># Ubuntu Precise</text:span></text:span></text:p>
      <text:p text:style-name="P11"><text:span text:style-name="Source_20_Text"><text:span text:style-name="T4">deb https://apt.dockerproject.org/repo ubuntu-precise main</text:span></text:span></text:p>
      <text:p text:style-name="P11"><text:span text:style-name="Source_20_Text"><text:span text:style-name="T4"># Ubuntu Trusty</text:span></text:span></text:p>
      <text:p text:style-name="P11"><text:span text:style-name="Source_20_Text"><text:span text:style-name="T4">deb https://apt.dockerproject.org/repo ubuntu-trusty main</text:span></text:span></text:p>
      <text:p text:style-name="P11"><text:span text:style-name="Source_20_Text"><text:span text:style-name="T4"># Ubuntu Vivid</text:span></text:span></text:p>
      <text:p text:style-name="P11"><text:span text:style-name="Source_20_Text"><text:span text:style-name="T4">deb https://apt.dockerproject.org/repo ubuntu-vivid main</text:span></text:span></text:p>
      <text:p text:style-name="P11"><text:span text:style-name="Source_20_Text"><text:span text:style-name="T4"># Ubuntu Wily</text:span></text:span></text:p>
      <text:p text:style-name="P11"><text:span text:style-name="Source_20_Text"><text:span text:style-name="T4">deb https://apt.dockerproject.org/repo ubuntu-wily main</text:span></text:span></text:p>
      <text:p text:style-name="P3"/>
      <text:p text:style-name="P3"><text:span text:style-name="T14">3 – </text:span><text:span text:style-name="T10">Atualizar pacotes </text:span></text:p>
      <text:p text:style-name="P11"><text:span text:style-name="Source_20_Text"><text:span text:style-name="T4">sudo apt-get update</text:span></text:span></text:p>
      <text:p text:style-name="P3"/>
      <text:p text:style-name="P3"><text:span text:style-name="T14">4 – </text:span><text:span text:style-name="T10">Instalação do docker</text:span></text:p>
      <text:p text:style-name="P3">sudo apt-get install docker.io</text:p>
      <text:p text:style-name="P3"/>
      <text:p text:style-name="P3"><text:span text:style-name="T14">5 – </text:span><text:span text:style-name="T11">Atualizar sistemas</text:span></text:p>
      <text:p text:style-name="P3">sudo apt-get update</text:p>
      <text:p text:style-name="P8"/>
      <text:p text:style-name="P3"><text:span text:style-name="T14">6 – </text:span><text:s/>Reiniciar sistema</text:p>
      <text:p text:style-name="P3">sudo reboot</text:p>
      <text:p text:style-name="P3"><text:soft-page-break/></text:p>
      <text:p text:style-name="P3"><text:span text:style-name="T14">7 – </text:span>Configuração docker para inicialização</text:p>
      <text:p text:style-name="P3">sudo systemctl enable docker</text:p>
      <text:p text:style-name="P3"/>
      <text:p text:style-name="P3"><text:span text:style-name="T14">8 – </text:span><text:span text:style-name="T12">Reiniciar os serviços </text:span>NetworkManager <text:span text:style-name="T12">e</text:span> Docker</text:p>
      <text:p text:style-name="P3">sudo restart network-manager</text:p>
      <text:p text:style-name="P3">sudo restart docker</text:p>
      <text:p text:style-name="P3"/>
      <text:p text:style-name="P4">9 – Verificar se o Docker esta rodando </text:p>
      <text:p text:style-name="P3">sudo docker run hello-world</text:p>
      <text:p text:style-name="P3"/>
      <text:p text:style-name="P9"><text:span text:style-name="T2">10 – Depois de tudo instalado, o que falta é o </text:span>container<text:span text:style-name="T2"> onde mantemos a maquina com suas configurações e programas necessários para o ambientes de desenvolvimento. O Docker mantém um local pra armazenar repositórios</text:span><text:span text:style-name="T2"><text:note text:id="ftn1" text:note-class="footnote"><text:note-citation>1</text:note-citation><text:note-body><text:p text:style-name="P1">https://hub.docker.com</text:p></text:note-body></text:note></text:span><text:span text:style-name="T2">. E para este caso foi criado um </text:span><text:span text:style-name="T3">com o nome de crs-uno-server</text:span><text:span text:style-name="T3"><text:note text:id="ftn2" text:note-class="footnote"><text:note-citation>2</text:note-citation><text:note-body><text:p text:style-name="P2">https://hub.docker.com/r/alefevariani/crs-uno-server/</text:p></text:note-body></text:note></text:span><text:span text:style-name="T3"> e também no github</text:span><text:span text:style-name="T3"><text:note text:id="ftn3" text:note-class="footnote"><text:note-citation>3</text:note-citation><text:note-body><text:p text:style-name="P2">https://github.com/AlefeVariani/crs-uno-server</text:p></text:note-body></text:note></text:span><text:span text:style-name="T3">.</text:span></text:p>
      <text:p text:style-name="P5"/>
      <text:p text:style-name="P6">11 – Para baixar o <text:span text:style-name="T17">repositório crs-uno-server</text:span> </text:p>
      <text:p text:style-name="P6">docker pull alefevariani/crs-uno-server</text:p>
      <text:p text:style-name="P6"/>
      <text:p text:style-name="P9"><text:span text:style-name="T3">12 – Listando os </text:span>container</text:p>
      <text:p text:style-name="P10">docker ps </text:p>
      <text:p text:style-name="P10"/>
      <text:p text:style-name="P10">13 – Rodando e acessando o shell do container, informando o container ID</text:p>
      <text:p text:style-name="P9">docker run -it <text:span text:style-name="T16">CONTEINER ID</text:span> bash</text:p>
      <text:p text:style-name="P9"/>
      <text:p text:style-name="P9"><text:tab/><text:span text:style-name="T18">Assim pode-se utilizar este container para várias máquinas, no caso, para o servidor de desenvolvimento e produção, evitando assim diferenças de versões em sistemas operacional, linguagem de programação, banco de dados e pacotes ext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8T23:14:35.819097483</dc:date>
    <meta:editing-duration>PT5H28M24S</meta:editing-duration>
    <meta:editing-cycles>62</meta:editing-cycles>
    <meta:generator>LibreOffice/4.4.2.2$Linux_X86_64 LibreOffice_project/40m0$Build-2</meta:generator>
    <meta:document-statistic meta:table-count="0" meta:image-count="0" meta:object-count="0" meta:page-count="2" meta:paragraph-count="40" meta:word-count="291" meta:character-count="2254" meta:non-whitespace-character-count="1984"/>
  </office:meta>
</office:document-meta>
</file>